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Rubrik1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</office:automatic-styles>
  <office:body>
    <office:text text:use-soft-page-breaks="true">
      <text:h text:style-name="P1" text:outline-level="1">Sebastsian</text:h>
      <text:h text:style-name="Rubrik3" text:outline-level="3">2015-02-04</text:h>
      <text:p text:style-name="Normal">Text.</text:p>
      <text:p text:style-name="P2"/>
      <text:soft-page-break/>
      <text:h text:style-name="Rubrik1" text:outline-level="1">Kim</text:h>
      <text:h text:style-name="Rubrik3" text:outline-level="3">2015-02-04</text:h>
      <text:p text:style-name="Ingetavstånd">Tex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Rubrik3" style:display-name="Rubrik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1Char" style:display-name="Rubrik 1 Char" style:family="text" style:parent-style-name="Standardstycketeckensnit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Rubrik2Char" style:display-name="Rubrik 2 Char" style:family="text" style:parent-style-name="Standardstycketeckensnit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Rubrik3Char" style:display-name="Rubrik 3 Char" style:family="text" style:parent-style-name="Standardstycketeckensnit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Ingetavstånd" style:display-name="Inget avstå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bastian Jansson</meta:initial-creator>
    <dc:creator>Sebastian Jansson</dc:creator>
    <meta:creation-date>2015-02-04T14:45:00Z</meta:creation-date>
    <dc:date>2015-02-04T14:50:00Z</dc:date>
    <meta:template xlink:href="Normal" xlink:type="simple"/>
    <meta:editing-cycles>4</meta:editing-cycles>
    <meta:editing-duration>PT60S</meta:editing-duration>
    <meta:document-statistic meta:page-count="2" meta:paragraph-count="1" meta:word-count="8" meta:character-count="51" meta:row-count="1" meta:non-whitespace-character-count="44"/>
  </office:meta>
</office:document-meta>
</file>